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394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4.204cm" fo:padding-top="0.178cm" fo:padding-bottom="0.178cm" fo:padding-left="0.303cm" fo:padding-right="0.30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158466" draw:marker-start-width="0.359cm" draw:marker-end-width="0.359cm" draw:fill-color="#ffffff" draw:textarea-horizontal-align="justify" draw:textarea-vertical-align="middle" draw:auto-grow-height="false" fo:min-height="1.556cm" fo:min-width="2.506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69a2e" draw:marker-start-width="0.359cm" draw:marker-end-width="0.359cm" draw:fill-color="#ffffff" draw:textarea-horizontal-align="justify" draw:textarea-vertical-align="middle" draw:auto-grow-height="false" fo:min-height="2.35cm" fo:min-width="3.5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1e6a39" draw:marker-start-width="0.359cm" draw:marker-end-width="0.359cm" draw:fill-color="#ffffff" draw:textarea-horizontal-align="justify" draw:textarea-vertical-align="middle" draw:auto-grow-height="false" fo:min-height="1.024cm" fo:min-width="4.31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8pt" fo:font-weight="bold"/>
    </style:style>
    <style:style style:name="P2" style:family="paragraph">
      <loext:graphic-properties draw:fill-color="#ffffff"/>
      <style:paragraph-properties fo:text-align="center"/>
      <style:text-properties fo:color="#1c1c1c" fo:font-size="18pt" fo:font-weight="bold"/>
    </style:style>
    <style:style style:name="P3" style:family="paragraph">
      <loext:graphic-properties draw:fill-color="#ffffff"/>
      <style:paragraph-properties fo:text-align="center"/>
      <style:text-properties fo:font-size="18pt"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-color="#ffffff"/>
      <style:paragraph-properties fo:text-align="center"/>
      <style:text-properties fo:color="#1c1c1c" fo:font-weight="bold"/>
    </style:style>
    <style:style style:name="P8" style:family="paragraph">
      <loext:graphic-properties draw:fill-color="#ffffff"/>
      <style:paragraph-properties fo:text-align="center"/>
      <style:text-properties fo:font-weight="bold"/>
    </style:style>
    <style:style style:name="P9" style:family="paragraph">
      <loext:graphic-properties draw:fill-color="#ffffff"/>
    </style:style>
    <style:style style:name="T1" style:family="text">
      <style:text-properties fo:color="#1c1c1c"/>
    </style:style>
    <style:style style:name="T2" style:family="text">
      <style:text-properties fo:color="#1c1c1c"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3.2cm" svg:height="2cm" svg:x="11.8cm" svg:y="3.2cm">
          <text:p text:style-name="P1"><text:span text:style-name="T1">PLDT</text:span></text:p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2cm" svg:x="11.8cm" svg:y="5.9cm">
          <text:p text:style-name="P1"><text:span text:style-name="T1">Router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2cm" svg:x="11.8cm" svg:y="8.8cm">
          <text:p text:style-name="P1"><text:span text:style-name="T1">Router#2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2.6cm" svg:x="5.4cm" svg:y="5.7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2.6cm" svg:x="17.4cm" svg:y="5.7cm">
          <text:p text:style-name="P1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2.6cm" svg:x="14.3cm" svg:y="12.3cm">
          <text:p text:style-name="P1">COMPUT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cm" svg:y1="6.9cm" svg:x2="17.4cm" svg:y2="6.9cm">
          <text:p/>
        </draw:line>
        <draw:line draw:style-name="gr3" draw:text-style-name="P4" draw:layer="layout" svg:x1="12cm" svg:y1="10.8cm" svg:x2="11cm" svg:y2="12.3cm">
          <text:p/>
        </draw:line>
        <draw:line draw:style-name="gr3" draw:text-style-name="P4" draw:layer="layout" svg:x1="14.8cm" svg:y1="10.8cm" svg:x2="16.5cm" svg:y2="12.3cm">
          <text:p/>
        </draw:line>
        <draw:line draw:style-name="gr3" draw:text-style-name="P4" draw:layer="layout" svg:x1="9.4cm" svg:y1="6.9cm" svg:x2="11.8cm" svg:y2="6.9cm">
          <text:p/>
        </draw:line>
        <draw:line draw:style-name="gr3" draw:text-style-name="P4" draw:layer="layout" svg:x1="13.4cm" svg:y1="7.9cm" svg:x2="13.4cm" svg:y2="8.8cm">
          <text:p/>
        </draw:line>
        <draw:line draw:style-name="gr3" draw:text-style-name="P4" draw:layer="layout" svg:x1="13.4cm" svg:y1="5.2cm" svg:x2="13.4cm" svg:y2="5.9cm">
          <text:p/>
        </draw:line>
        <draw:custom-shape draw:style-name="gr4" draw:text-style-name="P3" draw:layer="layout" svg:width="6.8cm" svg:height="1.8cm" svg:x="10.1cm" svg:y="0.9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4cm" svg:y1="2.7cm" svg:x2="13.4cm" svg:y2="3.2cm">
          <text:p/>
        </draw:line>
        <draw:custom-shape draw:style-name="gr2" draw:text-style-name="P3" draw:layer="layout" svg:width="4cm" svg:height="2.6cm" svg:x="8.6cm" svg:y="12.3cm">
          <text:p text:style-name="P1">COMPUTER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6" draw:text-style-name="P7" draw:layer="layout" svg:width="3.2cm" svg:height="2cm" svg:x="11.8cm" svg:y="3.2cm">
          <text:p text:style-name="P6"><text:span text:style-name="T1">PLDT</text:span></text:p>
          <text:p text:style-name="P6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2cm" svg:height="2cm" svg:x="11.8cm" svg:y="5.9cm">
          <text:p text:style-name="P6"><text:span text:style-name="T1">Router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2cm" svg:height="2cm" svg:x="11.8cm" svg:y="8.8cm">
          <text:p text:style-name="P6"><text:span text:style-name="T2">Router</text:span><text:span text:style-name="T1">#</text:span><text:span text:style-name="T1">2</text:span></text:p>
          <text:p text:style-name="P6"><text:span text:style-name="T1">BRIDGE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cm" svg:height="2.6cm" svg:x="5.4cm" svg:y="5.7cm">
          <text:p text:style-name="P6">COMPUTER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cm" svg:height="2.6cm" svg:x="17.4cm" svg:y="5.7cm">
          <text:p text:style-name="P6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cm" svg:height="2.6cm" svg:x="14.3cm" svg:y="12.3cm">
          <text:p text:style-name="P6">COMPUTER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5cm" svg:y1="6.9cm" svg:x2="17.4cm" svg:y2="6.9cm">
          <text:p/>
        </draw:line>
        <draw:line draw:style-name="gr9" draw:text-style-name="P4" draw:layer="layout" svg:x1="12cm" svg:y1="10.8cm" svg:x2="11cm" svg:y2="12.3cm">
          <text:p/>
        </draw:line>
        <draw:line draw:style-name="gr9" draw:text-style-name="P4" draw:layer="layout" svg:x1="14.8cm" svg:y1="10.8cm" svg:x2="16.5cm" svg:y2="12.3cm">
          <text:p/>
        </draw:line>
        <draw:line draw:style-name="gr9" draw:text-style-name="P4" draw:layer="layout" svg:x1="9.4cm" svg:y1="6.9cm" svg:x2="11.8cm" svg:y2="6.9cm">
          <text:p/>
        </draw:line>
        <draw:line draw:style-name="gr9" draw:text-style-name="P4" draw:layer="layout" svg:x1="13.4cm" svg:y1="7.9cm" svg:x2="13.4cm" svg:y2="8.8cm">
          <text:p/>
        </draw:line>
        <draw:line draw:style-name="gr9" draw:text-style-name="P4" draw:layer="layout" svg:x1="13.4cm" svg:y1="5.2cm" svg:x2="13.4cm" svg:y2="5.9cm">
          <text:p/>
        </draw:line>
        <draw:custom-shape draw:style-name="gr10" draw:text-style-name="P8" draw:layer="layout" svg:width="6.8cm" svg:height="1.8cm" svg:x="10.1cm" svg:y="0.9cm">
          <text:p text:style-name="P6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3.4cm" svg:y1="2.7cm" svg:x2="13.4cm" svg:y2="3.2cm">
          <text:p/>
        </draw:line>
        <draw:custom-shape draw:style-name="gr8" draw:text-style-name="P8" draw:layer="layout" svg:width="4cm" svg:height="2.6cm" svg:x="8.6cm" svg:y="12.3cm">
          <text:p text:style-name="P6">COMPUT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3-12T13:51:51.550142427</dc:date>
    <meta:editing-duration>PT30M9S</meta:editing-duration>
    <meta:editing-cycles>27</meta:editing-cycles>
    <meta:generator>LibreOffice/6.4.6.2$Linux_X86_64 LibreOffice_project/40$Build-2</meta:generator>
    <meta:document-statistic meta:object-count="55"/>
  </office:meta>
</office:document-meta>
</file>